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187cm" fo:margin-left="-0.199cm" fo:margin-right="0.252cm" table:align="margins" style:writing-mode="lr-tb"/>
    </style:style>
    <style:style style:name="Table1.A" style:family="table-column">
      <style:table-column-properties style:column-width="1.535cm" style:rel-column-width="6622*"/>
    </style:style>
    <style:style style:name="Table1.C" style:family="table-column">
      <style:table-column-properties style:column-width="2.305cm" style:rel-column-width="9952*"/>
    </style:style>
    <style:style style:name="Table1.D" style:family="table-column">
      <style:table-column-properties style:column-width="1.96cm" style:rel-column-width="8458*"/>
    </style:style>
    <style:style style:name="Table1.E" style:family="table-column">
      <style:table-column-properties style:column-width="2.438cm" style:rel-column-width="10516*"/>
    </style:style>
    <style:style style:name="Table1.F" style:family="table-column">
      <style:table-column-properties style:column-width="2.491cm" style:rel-column-width="10744*"/>
    </style:style>
    <style:style style:name="Table1.G" style:family="table-column">
      <style:table-column-properties style:column-width="1.483cm" style:rel-column-width="6401*"/>
    </style:style>
    <style:style style:name="Table1.H" style:family="table-column">
      <style:table-column-properties style:column-width="1.441cm" style:rel-column-width="6220*"/>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H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H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499cm" fo:margin-left="-0.199cm" fo:margin-right="0.94cm" table:align="margins" style:writing-mode="lr-tb"/>
    </style:style>
    <style:style style:name="Table2.A" style:family="table-column">
      <style:table-column-properties style:column-width="1.48cm" style:rel-column-width="6693*"/>
    </style:style>
    <style:style style:name="Table2.B" style:family="table-column">
      <style:table-column-properties style:column-width="1.457cm" style:rel-column-width="6589*"/>
    </style:style>
    <style:style style:name="Table2.C" style:family="table-column">
      <style:table-column-properties style:column-width="2.064cm" style:rel-column-width="9325*"/>
    </style:style>
    <style:style style:name="Table2.D" style:family="table-column">
      <style:table-column-properties style:column-width="1.296cm" style:rel-column-width="5863*"/>
    </style:style>
    <style:style style:name="Table2.E" style:family="table-column">
      <style:table-column-properties style:column-width="1.455cm" style:rel-column-width="6581*"/>
    </style:style>
    <style:style style:name="Table2.F" style:family="table-column">
      <style:table-column-properties style:column-width="1.328cm" style:rel-column-width="6007*"/>
    </style:style>
    <style:style style:name="Table2.G" style:family="table-column">
      <style:table-column-properties style:column-width="1.344cm" style:rel-column-width="6078*"/>
    </style:style>
    <style:style style:name="Table2.H" style:family="table-column">
      <style:table-column-properties style:column-width="1.307cm" style:rel-column-width="5911*"/>
    </style:style>
    <style:style style:name="Table2.I" style:family="table-column">
      <style:table-column-properties style:column-width="1.445cm" style:rel-column-width="6533*"/>
    </style:style>
    <style:style style:name="Table2.J" style:family="table-column">
      <style:table-column-properties style:column-width="1.318cm" style:rel-column-width="5955*"/>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I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J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108cm" fo:margin-left="-0.199cm" fo:margin-right="0.332cm" table:align="margins" style:writing-mode="lr-tb"/>
    </style:style>
    <style:style style:name="Table3.A" style:family="table-column">
      <style:table-column-properties style:column-width="1.535cm" style:rel-column-width="6658*"/>
    </style:style>
    <style:style style:name="Table3.C" style:family="table-column">
      <style:table-column-properties style:column-width="0.898cm" style:rel-column-width="3895*"/>
    </style:style>
    <style:style style:name="Table3.D" style:family="table-column">
      <style:table-column-properties style:column-width="1.429cm" style:rel-column-width="6199*"/>
    </style:style>
    <style:style style:name="Table3.E" style:family="table-column">
      <style:table-column-properties style:column-width="1.773cm" style:rel-column-width="7691*"/>
    </style:style>
    <style:style style:name="Table3.F" style:family="table-column">
      <style:table-column-properties style:column-width="2.514cm" style:rel-column-width="10905*"/>
    </style:style>
    <style:style style:name="Table3.G" style:family="table-column">
      <style:table-column-properties style:column-width="2.438cm" style:rel-column-width="10576*"/>
    </style:style>
    <style:style style:name="Table3.H" style:family="table-column">
      <style:table-column-properties style:column-width="1.482cm" style:rel-column-width="6428*"/>
    </style:style>
    <style:style style:name="Table3.I" style:family="table-column">
      <style:table-column-properties style:column-width="1.505cm" style:rel-column-width="6525*"/>
    </style:style>
    <style:style style:name="Table3.1" style:family="table-row">
      <style:table-row-properties style:keep-together="true"/>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I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I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24cm" table:align="margins" style:writing-mode="lr-tb"/>
    </style:style>
    <style:style style:name="Table4.A" style:family="table-column">
      <style:table-column-properties style:column-width="1.905cm" style:rel-column-width="8191*"/>
    </style:style>
    <style:style style:name="Table4.H" style:family="table-column">
      <style:table-column-properties style:column-width="1.907cm" style:rel-column-width="8198*"/>
    </style:style>
    <style:style style:name="Table4.A1" style:family="table-cell">
      <style:table-cell-properties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H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text-properties fo:font-size="14pt" fo:font-weight="bold" style:font-size-asian="14pt" style:font-weight-asian="bold"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paragraph-properties style:snap-to-layout-grid="false"/>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margin-left="2.54cm" fo:margin-right="0cm" fo:text-indent="-2.54cm" style:auto-text-indent="false"/>
    </style:style>
    <style:style style:name="P11" style:family="paragraph" style:parent-style-name="Standard">
      <style:paragraph-properties fo:margin-left="2.54cm" fo:margin-right="0cm" fo:text-indent="-2.54cm" style:auto-text-indent="false"/>
      <style:text-properties style:text-underline-style="solid" style:text-underline-width="auto" style:text-underline-color="font-color"/>
    </style:style>
    <style:style style:name="P12" style:family="paragraph" style:parent-style-name="Standard">
      <style:paragraph-properties fo:margin-left="2.54cm" fo:margin-right="0cm" fo:text-indent="-2.54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2.54cm" fo:margin-right="0cm" fo:text-indent="-2.54cm" style:auto-text-indent="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4" style:family="paragraph" style:parent-style-name="Standard">
      <style:paragraph-properties fo:margin-left="2.54cm" fo:margin-right="0cm" fo:text-indent="-2.54cm" style:auto-text-indent="false"/>
      <style:text-properties fo:font-size="12pt" style:text-underline-style="none" fo:font-weight="normal" style:font-size-asian="12pt" style:font-weight-asian="normal" style:font-size-complex="12pt" style:font-weight-complex="normal"/>
    </style:style>
    <style:style style:name="P15"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style>
    <style:style style:name="P17" style:family="paragraph" style:parent-style-name="Standard">
      <style:paragraph-properties fo:margin-left="2.54cm" fo:margin-right="0cm" fo:text-indent="1.27cm" style:auto-text-indent="false"/>
    </style:style>
    <style:style style:name="P18" style:family="paragraph" style:parent-style-name="Standard">
      <style:paragraph-properties fo:margin-left="3.81cm" fo:margin-right="0cm" fo:text-indent="0cm" style:auto-text-indent="false"/>
    </style:style>
    <style:style style:name="P19" style:family="paragraph" style:parent-style-name="Standard">
      <style:paragraph-properties fo:margin-left="2.54cm" fo:margin-right="0cm" fo:text-indent="-2.54cm" style:auto-text-indent="false"/>
      <style:text-properties style:text-underline-style="none"/>
    </style:style>
    <style:style style:name="P20" style:family="paragraph" style:parent-style-name="Standard">
      <style:paragraph-properties fo:margin-left="0cm" fo:margin-right="0cm" fo:text-indent="0cm" style:auto-text-indent="false"/>
      <style:text-properties style:text-underline-style="none"/>
    </style:style>
    <style:style style:name="P21" style:family="paragraph" style:parent-style-name="Table_20_Contents">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text-position="super 5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ic Packet Format</text:p>
      <text:p text:style-name="P2"/>
      <text:p text:style-name="Standard">Each packet is formed by a Start-of-Transmission (SOT), the number of bytes in the data, the data, a Check-sum, and an End-of-Transmission (EOT). Following is the format for a data packet:</text:p>
      <text:p text:style-name="Standard"/>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3">SOT1</text:p>
          </table:table-cell>
          <table:table-cell table:style-name="Table1.A1" office:value-type="string">
            <text:p text:style-name="P3">SOT2</text:p>
          </table:table-cell>
          <table:table-cell table:style-name="Table1.A1" office:value-type="string">
            <text:p text:style-name="P3">#BYTES</text:p>
          </table:table-cell>
          <table:table-cell table:style-name="Table1.A1" office:value-type="string">
            <text:p text:style-name="P3">DATA</text:p>
          </table:table-cell>
          <table:table-cell table:style-name="Table1.A1" office:value-type="string">
            <text:p text:style-name="P3">CHKSUM1</text:p>
          </table:table-cell>
          <table:table-cell table:style-name="Table1.A1" office:value-type="string">
            <text:p text:style-name="P3">CHKSUM2</text:p>
          </table:table-cell>
          <table:table-cell table:style-name="Table1.A1" office:value-type="string">
            <text:p text:style-name="P3">EOT1</text:p>
          </table:table-cell>
          <table:table-cell table:style-name="Table1.H1" office:value-type="string">
            <text:p text:style-name="P3">EOT2</text:p>
          </table:table-cell>
        </table:table-row>
        <table:table-row>
          <table:table-cell table:style-name="Table1.A2" office:value-type="string">
            <text:p text:style-name="P3">0xA5</text:p>
          </table:table-cell>
          <table:table-cell table:style-name="Table1.A2" office:value-type="string">
            <text:p text:style-name="P3">0x5A</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0xCC</text:p>
          </table:table-cell>
          <table:table-cell table:style-name="Table1.H2" office:value-type="string">
            <text:p text:style-name="P3">0x33</text:p>
          </table:table-cell>
        </table:table-row>
      </table:table>
      <text:p text:style-name="Standard"/>
      <text:p text:style-name="Standard">The Check-sum evaluated as the last 2 bytes in the sum of all the bytes in the data portion of the packet.</text:p>
      <text:p text:style-name="Standard"/>
      <text:p text:style-name="Standard">An example of an engine RPM command follows:</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row>
          <table:table-cell table:style-name="Table2.A1" table:number-columns-spanned="2" office:value-type="string">
            <text:p text:style-name="P4">SOT</text:p>
          </table:table-cell>
          <table:covered-table-cell/>
          <table:table-cell table:style-name="Table2.A1" office:value-type="string">
            <text:p text:style-name="P4">#BYTES</text:p>
          </table:table-cell>
          <table:table-cell table:style-name="Table2.A1" table:number-columns-spanned="3" office:value-type="string">
            <text:p text:style-name="P4">DATA</text:p>
          </table:table-cell>
          <table:covered-table-cell/>
          <table:covered-table-cell/>
          <table:table-cell table:style-name="Table2.A1" table:number-columns-spanned="2" office:value-type="string">
            <text:p text:style-name="P4">CHKSUM</text:p>
          </table:table-cell>
          <table:covered-table-cell/>
          <table:table-cell table:style-name="Table2.I1" table:number-columns-spanned="2" office:value-type="string">
            <text:p text:style-name="P4">EOT</text:p>
          </table:table-cell>
          <table:covered-table-cell/>
        </table:table-row>
        <table:table-row>
          <table:table-cell table:style-name="Table2.A2" office:value-type="string">
            <text:p text:style-name="P3">0xA5</text:p>
          </table:table-cell>
          <table:table-cell table:style-name="Table2.A2" office:value-type="string">
            <text:p text:style-name="P3">0x5A</text:p>
          </table:table-cell>
          <table:table-cell table:style-name="Table2.A2" office:value-type="string">
            <text:p text:style-name="P4">0x03</text:p>
          </table:table-cell>
          <table:table-cell table:style-name="Table2.A2" office:value-type="string">
            <text:p text:style-name="P3">0x54</text:p>
          </table:table-cell>
          <table:table-cell table:style-name="Table2.A2" office:value-type="string">
            <text:p text:style-name="P3">0x45</text:p>
          </table:table-cell>
          <table:table-cell table:style-name="Table2.A2" office:value-type="string">
            <text:p text:style-name="P3">0x32</text:p>
          </table:table-cell>
          <table:table-cell table:style-name="Table2.A2" office:value-type="string">
            <text:p text:style-name="P3">0x00</text:p>
          </table:table-cell>
          <table:table-cell table:style-name="Table2.A2" office:value-type="string">
            <text:p text:style-name="P3">0xC6</text:p>
          </table:table-cell>
          <table:table-cell table:style-name="Table2.A2" office:value-type="string">
            <text:p text:style-name="P3">0xCC</text:p>
          </table:table-cell>
          <table:table-cell table:style-name="Table2.J2" office:value-type="string">
            <text:p text:style-name="P3">0x33</text:p>
          </table:table-cell>
        </table:table-row>
      </table:table>
      <text:p text:style-name="P5"/>
      <text:p text:style-name="Standard">When the helicopter is responding to an order from the base station, the packet format is as follows:</text:p>
      <text:p text:style-name="P5"/>
      <table:table table:name="Table3" table:style-name="Table3">
        <table:table-column table:style-name="Table3.A" table:number-columns-repeated="2"/>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office:value-type="string">
            <text:p text:style-name="P3">SOT1</text:p>
          </table:table-cell>
          <table:table-cell table:style-name="Table3.A1" office:value-type="string">
            <text:p text:style-name="P3">SOT2</text:p>
          </table:table-cell>
          <table:table-cell table:style-name="Table3.A1" office:value-type="string">
            <text:p text:style-name="P3">#B</text:p>
          </table:table-cell>
          <table:table-cell table:style-name="Table3.A1" office:value-type="string">
            <text:p text:style-name="P3">ACK</text:p>
          </table:table-cell>
          <table:table-cell table:style-name="Table3.A1" office:value-type="string">
            <text:p text:style-name="P3">DATA</text:p>
          </table:table-cell>
          <table:table-cell table:style-name="Table3.A1" office:value-type="string">
            <text:p text:style-name="P3">CHKSUM1</text:p>
          </table:table-cell>
          <table:table-cell table:style-name="Table3.A1" office:value-type="string">
            <text:p text:style-name="P3">CHKSUM2</text:p>
          </table:table-cell>
          <table:table-cell table:style-name="Table3.A1" office:value-type="string">
            <text:p text:style-name="P3">EOT1</text:p>
          </table:table-cell>
          <table:table-cell table:style-name="Table3.I1" office:value-type="string">
            <text:p text:style-name="P3">EOT2</text:p>
          </table:table-cell>
        </table:table-row>
        <table:table-row table:style-name="Table3.1">
          <table:table-cell table:style-name="Table3.A2" office:value-type="string">
            <text:p text:style-name="P3">0xA5</text:p>
          </table:table-cell>
          <table:table-cell table:style-name="Table3.A2" office:value-type="string">
            <text:p text:style-name="P3">0x5A</text:p>
          </table:table-cell>
          <table:table-cell table:style-name="Table3.A2" office:value-type="string">
            <text:p text:style-name="P3"/>
          </table:table-cell>
          <table:table-cell table:style-name="Table3.A2" office:value-type="string">
            <text:p text:style-name="P3">0x06</text:p>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0xCC</text:p>
          </table:table-cell>
          <table:table-cell table:style-name="Table3.I2" office:value-type="string">
            <text:p text:style-name="P3">0x33</text:p>
          </table:table-cell>
        </table:table-row>
      </table:table>
      <text:p text:style-name="P5"/>
      <text:p text:style-name="Standard">The ACK is not included in the check sum. This way, the base station can verify that everything transmitted was received correctly.</text:p>
      <text:p text:style-name="P6"/>
      <text:p text:style-name="P6">ACK's are only sent from the helicopter in response to commands from the base station that do not request information. For these commands, the telemetry sent will serve as the ACK.</text:p>
      <text:p text:style-name="P6"/>
      <text:p text:style-name="P6"/>
      <text:p text:style-name="P6"/>
      <text:p text:style-name="P6"/>
      <text:p text:style-name="P6"/>
      <text:p text:style-name="P6"/>
      <text:p text:style-name="P6"/>
      <text:p text:style-name="P5">Communications Hand-Shake</text:p>
      <text:p text:style-name="P5"/>
      <text:p text:style-name="P6">The handshake is transmitted periodically and is intended solely to prove good communications between the helicopter and the base station. The handshake is initiated by the base station, acknowledge by the helicopter and then terminated by the base station.</text:p>
      <text:p text:style-name="P6"/>
      <text:p text:style-name="P6">The data portions of the handshaking packets are shown below.</text:p>
      <text:p text:style-name="P5"/>
      <text:p text:style-name="P7">Initiate (by base station, sent until ACK received)</text:p>
      <text:p text:style-name="P6">0x43<text:tab/><text:tab/>Command type “Communications”</text:p>
      <text:p text:style-name="P6">0x48<text:tab/><text:tab/>Command “Handshake”</text:p>
      <text:p text:style-name="P6"/>
      <text:p text:style-name="P7">Acknowledge (by helicopter, sent until “Terminate” received)</text:p>
      <text:p text:style-name="P8">0x43<text:tab/><text:tab/>Command type “Communications”</text:p>
      <text:p text:style-name="P8">0x06<text:tab/><text:tab/>ACK</text:p>
      <text:p text:style-name="P8"/>
      <text:p text:style-name="P7">Terminate (by base station)</text:p>
      <text:p text:style-name="P8">0x43<text:tab/><text:tab/>Command type “Communications”</text:p>
      <text:p text:style-name="P8">0x54<text:tab/><text:tab/>Command “Terminate Handshak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sting/Tuning Commands</text:p>
      <text:p text:style-name="Standard"/>
      <text:p text:style-name="P9">Engine RPM:</text:p>
      <text:p text:style-name="Standard">0x54<text:tab/><text:tab/>Command type “Testing/Tuning”</text:p>
      <text:p text:style-name="Standard">0x45: <text:tab/><text:tab/>Command “Engine RPM adjust”</text:p>
      <text:p text:style-name="P10">0xVV:<text:tab/>Hex value from 0x00 to 0x64 representing the desired percentage of engine speed.</text:p>
      <text:p text:style-name="P10"/>
      <text:p text:style-name="P11">Pitch Cyclic – Cyc(P)</text:p>
      <text:p text:style-name="Standard">0x54<text:tab/><text:tab/>Command type “Testing/Tuning”</text:p>
      <text:p text:style-name="Standard">0x50: <text:tab/><text:tab/>Command “Pitch Servo adjust”</text:p>
      <text:p text:style-name="P10">0xVV:<text:tab/>Hex value from 0x00 to 0x64 representing the desired Duty Cycle (DC) of the PWM controlling the Cyc(P) servo.</text:p>
      <text:p text:style-name="P10"/>
      <text:p text:style-name="P11">Roll Cyclic – Cyc(R)</text:p>
      <text:p text:style-name="Standard">0x54<text:tab/><text:tab/>Command type “Testing/Tuning”</text:p>
      <text:p text:style-name="Standard">0x52: <text:tab/><text:tab/>Command “Roll Servo adjust”</text:p>
      <text:p text:style-name="P10">0xVV:<text:tab/>Hex value from 0x00 to 0x64 representing the desired Duty Cycle (DC) of the PWM controlling the Cyc(R) servo.</text:p>
      <text:p text:style-name="P10"/>
      <text:p text:style-name="P11">Collective</text:p>
      <text:p text:style-name="P10">0x54<text:tab/>Command type “Testing/Tuning”</text:p>
      <text:p text:style-name="P10">0x43<text:tab/>Command “Collective Servo adjust”</text:p>
      <text:p text:style-name="P10">0xVV:<text:tab/>Hex value from 0x00 to 0x64 representing the desired Duty Cycle (DC) of the PWM controlling the Collective servo.</text:p>
      <text:p text:style-name="P9"/>
      <text:p text:style-name="P11">Anti-Torque</text:p>
      <text:p text:style-name="P10">0x54<text:tab/>Command type “Testing/Tuning”</text:p>
      <text:p text:style-name="P10">0x51<text:tab/>Command “Anti-torque Servo adjust”</text:p>
      <text:p text:style-name="P10">0xVV:<text:tab/>Hex value from 0x00 to 0x64 representing the desired Duty Cycle (DC) of the PWM controlling the Anti-Torque servo.</text:p>
      <text:p text:style-name="P10"/>
      <text:p text:style-name="P10"/>
      <text:p text:style-name="P10"/>
      <text:p text:style-name="P10"/>
      <text:p text:style-name="P10"/>
      <text:p text:style-name="P10"/>
      <text:p text:style-name="P11">Set Tune points</text:p>
      <text:p text:style-name="P10">0x54<text:tab/>Command type “Testing/Tuning”</text:p>
      <text:p text:style-name="P10">0xSS<text:tab/>Tuning set: 0x5A = Zero Points, 0x46 = 50% points, 0x4D = Max points</text:p>
      <text:p text:style-name="P10">0xVV<text:tab/>Hex Value for Engine RPM percent</text:p>
      <text:p text:style-name="P10">0xVV<text:tab/>Hex Value for Pitch Servo DC</text:p>
      <text:p text:style-name="P10">0xVV<text:tab/>Hex Value for Roll Servo DC</text:p>
      <text:p text:style-name="P10">0xVV<text:tab/>Hex Value for Collective Servo DC</text:p>
      <text:p text:style-name="P10">0xVV<text:tab/>Hex Value for Anti-Torque Servo DC</text:p>
      <text:p text:style-name="P12"/>
      <text:p text:style-name="P13">Set Ops Mode</text:p>
      <text:p text:style-name="P14">0x54<text:tab/>Command type “Testing/Tuning”</text:p>
      <text:p text:style-name="P14">0x66<text:tab/>Command “Set Operations Mode”</text:p>
      <text:p text:style-name="P14">0xMM<text:tab/>Mode byte:</text:p>
      <text:p text:style-name="P14"><text:tab/><text:tab/>0x00 = Testing/Tuning</text:p>
      <text:p text:style-name="P14"><text:tab/><text:tab/>0x01 = Fuzzy Control</text:p>
      <text:p text:style-name="P12"/>
      <text:p text:style-name="P12"/>
      <text:p text:style-name="P12"/>
      <text:p text:style-name="P12"/>
      <text:p text:style-name="P12"/>
      <text:p text:style-name="P12"/>
      <text:p text:style-name="P12"/>
      <text:p text:style-name="P12"/>
      <text:p text:style-name="P1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Flight Operations Commands (commands sent to helicopter)</text:p>
      <text:p text:style-name="P10"/>
      <text:p text:style-name="P9">Engage Engine</text:p>
      <text:p text:style-name="P10">0x46<text:tab/>Command type “Flight Ops”</text:p>
      <text:p text:style-name="P10">0x45<text:tab/>Command “Engage Engine”</text:p>
      <text:p text:style-name="P10"/>
      <text:p text:style-name="P11">Hover</text:p>
      <text:p text:style-name="P10">0x46<text:tab/>Command type “Flight Ops”</text:p>
      <text:p text:style-name="P10">0x48<text:tab/>Command “Hover”</text:p>
      <text:p text:style-name="P10">0xPP<text:tab/>Parameter set: </text:p>
      <text:p text:style-name="P17">0x50 = Use preset altitude</text:p>
      <text:p text:style-name="P17">0x43 = hover at current altitude</text:p>
      <text:p text:style-name="P18">0x4D = use following altitude </text:p>
      <text:p text:style-name="P10">0xAAAA<text:tab/>2-byte value representing desired hover height (used only when parameter set 0x4D is also used)</text:p>
      <text:p text:style-name="P10"/>
      <text:p text:style-name="P11">GPS Correction Factor</text:p>
      <text:p text:style-name="P19">0x46<text:tab/>Command type “Flight Ops”</text:p>
      <text:p text:style-name="P19">0x43<text:tab/>Command “GPS Correction Factor”</text:p>
      <text:p text:style-name="P19"/>
      <text:p text:style-name="P19">0xmmmm<text:tab/>Latitude minutes correction (-9999 to 9999) in ten-thousandths of minutes.</text:p>
      <text:p text:style-name="P19"/>
      <text:p text:style-name="P19">0xmmmm<text:tab/>Longitude minutes correction (-9999 to 9999) in ten-thousandths of minutes.</text:p>
      <text:p text:style-name="P19"/>
      <text:p text:style-name="P19">0xAAAA<text:tab/>Altitude correction in 10ths of meters.</text:p>
      <text:p text:style-name="P19"/>
      <text:p text:style-name="P19">0xSS<text:tab/>Time of GPS fix (seconds only)</text:p>
      <text:p text:style-name="P10"/>
      <text:p text:style-name="P11">Go To </text:p>
      <text:p text:style-name="P10">0x46<text:tab/>Command type “Flight Ops”</text:p>
      <text:p text:style-name="P10">0x47<text:tab/>Command “Go To”</text:p>
      <text:p text:style-name="P10"/>
      <text:p text:style-name="P10">0xDD<text:tab/>Degrees (0-180) Latitude</text:p>
      <text:p text:style-name="P10">0xMM<text:tab/>Minutes (0-59) Latitude</text:p>
      <text:p text:style-name="P10">0xmmmm<text:tab/>Fractional Minutes (0-9999). In ten-thousandths of minutes.</text:p>
      <text:p text:style-name="P10">0xNS<text:tab/>0x4E = North</text:p>
      <text:p text:style-name="P10"><text:tab/>0x53 = South</text:p>
      <text:p text:style-name="P10"/>
      <text:p text:style-name="P10">0xDD<text:tab/>Degrees (0-180) Longitude</text:p>
      <text:p text:style-name="P10">0xMM<text:tab/>Minutes (0-59) Longitude</text:p>
      <text:p text:style-name="P10">0xmmmm<text:tab/>Fractional Minutes (0-9999) Longitude. In ten-thousandths of minutes.</text:p>
      <text:p text:style-name="P10">0xEW<text:tab/>0x45 = East</text:p>
      <text:p text:style-name="P10"><text:tab/>0x57 = West</text:p>
      <text:p text:style-name="P10"/>
      <text:p text:style-name="P10"><text:tab/><text:span text:style-name="T1">con't next page</text:span></text:p>
      <text:p text:style-name="P10">0xAA<text:tab/>Action on Arrival:</text:p>
      <text:p text:style-name="P10"><text:tab/><text:tab/>0x48 0xAAAA<text:tab/>Hover at given altitude</text:p>
      <text:p text:style-name="P10"><text:tab/><text:tab/>0x53 0xNN<text:tab/><text:tab/>Conduct Search Pattern #NN</text:p>
      <text:p text:style-name="P10"><text:tab/><text:tab/></text:p>
      <text:p text:style-name="P11">Return to Base (RTB)</text:p>
      <text:p text:style-name="P10">0x46<text:tab/>Command type “Flight Ops”</text:p>
      <text:p text:style-name="P10">0x52<text:tab/>Command “Return to Base”</text:p>
      <text:p text:style-name="P10"/>
      <text:p text:style-name="P11">Request Pre-flight Packet (PFP)</text:p>
      <text:p text:style-name="P10">0x46<text:tab/>Command type “Flight Ops”</text:p>
      <text:p text:style-name="P19">0x50<text:tab/>Command “Request PFP”</text:p>
      <text:p text:style-name="P19"/>
      <text:p text:style-name="P11">Discreet Movement Control</text:p>
      <text:p text:style-name="P10">0x46<text:tab/>Command type “Flight Ops”</text:p>
      <text:p text:style-name="P10">0x4D<text:tab/>Command “Discreet Movement”</text:p>
      <text:p text:style-name="P10"/>
      <text:p text:style-name="P10">0xDD<text:tab/>Direction:</text:p>
      <text:p text:style-name="P10"><text:tab/><text:tab/>0x46<text:tab/>Forward</text:p>
      <text:p text:style-name="P10"><text:tab/><text:tab/>0x52<text:tab/>Reverse</text:p>
      <text:p text:style-name="P10"><text:tab/><text:tab/>0x50<text:tab/>Port</text:p>
      <text:p text:style-name="P10"><text:tab/><text:tab/>0x53<text:tab/>Starboard</text:p>
      <text:p text:style-name="P10"><text:tab/><text:tab/></text:p>
      <text:p text:style-name="P11">Request for Information (ROI)</text:p>
      <text:p text:style-name="P19">0x46<text:tab/>Command type “Flight Ops”</text:p>
      <text:p text:style-name="P19">0x49<text:tab/>Command “Request for information”</text:p>
      <text:p text:style-name="P19">0xRR<text:tab/>Packet representing the desired information:</text:p>
      <text:p text:style-name="P19"><text:tab/><text:tab/>0x4C<text:tab/>Location</text:p>
      <text:p text:style-name="P19"><text:tab/><text:tab/>0x48<text:tab/>Heading/Speed/Altitude</text:p>
      <text:p text:style-name="P19"><text:tab/><text:tab/>0x5A <text:tab/>Attitude</text:p>
      <text:p text:style-name="P19"><text:tab/><text:tab/>0x42<text:tab/>Battery Status</text:p>
      <text:p text:style-name="P19"><text:tab/><text:tab/>0x52<text:tab/>Motor RPM</text:p>
      <text:p text:style-name="P19"/>
      <text:p text:style-name="P16">Telemetry Data Packets (transmitted from Helicopter)</text:p>
      <text:p text:style-name="P10"/>
      <text:p text:style-name="P11">Location:</text:p>
      <text:p text:style-name="P10">0x74<text:tab/>Report type “Telemetry”</text:p>
      <text:p text:style-name="P10">0x4C<text:tab/>Report “Location”</text:p>
      <text:p text:style-name="P10"/>
      <text:p text:style-name="P10">0xDD<text:tab/>Degrees (0-180) Latitude</text:p>
      <text:p text:style-name="P10">0xMM<text:tab/>Minutes (0-59) Latitude</text:p>
      <text:p text:style-name="P10">0xmmmm<text:tab/>Fractional Minutes (0-9999). In ten-thousandths of minutes.</text:p>
      <text:p text:style-name="P10">0xNS<text:tab/>0x4E = North</text:p>
      <text:p text:style-name="P10"><text:tab/>0x53 = South</text:p>
      <text:p text:style-name="P10"/>
      <text:p text:style-name="P10">0xDD<text:tab/>Degrees (0-180) Longitude</text:p>
      <text:p text:style-name="P10">0xMM<text:tab/>Minutes (0-59) Longitude</text:p>
      <text:p text:style-name="P10">0xmmmm<text:tab/>Fractional Minutes (0-9999). In ten-thousandths of minutes.</text:p>
      <text:p text:style-name="P10">0xEW<text:tab/>0x45 = East</text:p>
      <text:p text:style-name="P10"><text:tab/>0x57 = West</text:p>
      <text:p text:style-name="P10"/>
      <text:p text:style-name="P11">Heading/Speed/Altitude:</text:p>
      <text:p text:style-name="P10">0x74<text:tab/>Report type “Telemetry”</text:p>
      <text:p text:style-name="P10">0x48<text:tab/>Report “Heading, Speed, and Altitude”</text:p>
      <text:p text:style-name="P10"/>
      <text:p text:style-name="P10">0xHHHH<text:tab/>Hex value (0x0000 – 0x0167) representing current heading. Can potentially use extra bits for partial degrees.</text:p>
      <text:p text:style-name="P10"/>
      <text:p text:style-name="P10">0xSS<text:tab/>Hex value representing helicopter speed (m/s)</text:p>
      <text:p text:style-name="P10"/>
      <text:p text:style-name="P10">0xAAAA<text:tab/>2-byte value representing altitude in 10<text:span text:style-name="T2">th</text:span> 's of meters</text:p>
      <text:p text:style-name="P10"/>
      <text:p text:style-name="P10"/>
      <text:p text:style-name="P10"/>
      <text:p text:style-name="P10"/>
      <text:p text:style-name="P10"/>
      <text:p text:style-name="P11">Attitude</text:p>
      <text:p text:style-name="P10">0x74<text:tab/>Report type “Telemetry”</text:p>
      <text:p text:style-name="P10">0x5A<text:tab/>Report “Attitude”</text:p>
      <text:p text:style-name="P10"/>
      <text:p text:style-name="P10"/>
      <text:p text:style-name="P10">0xPPPP<text:tab/>Hex value (0x0000 – 0x0167) representing current pitch angle, can potentially use extra bits for partial degrees (increases as helicopter pitches forward)</text:p>
      <text:p text:style-name="P10"/>
      <text:p text:style-name="P10">0xRRRR<text:tab/>Hex value (0x0000 – 0x0167) representing current roll angle, can potentially use extra bits for partial degrees (increases as helicopter rolls in the starboard direction)</text:p>
      <text:p text:style-name="P10"/>
      <text:p text:style-name="P10">0xYYYY<text:tab/>Hex value (0x0000 – 0x0167) representing current yaw angle, can potentially use extra bits for partial degrees (increases as helicopter rotates counter clockwise, as seen from above the helicopter)</text:p>
      <text:p text:style-name="P10"/>
      <text:p text:style-name="P11">Battery Status</text:p>
      <text:p text:style-name="P10">0x74<text:tab/>Report type “Telemetry”</text:p>
      <text:p text:style-name="P10">0x42<text:tab/>Report “Battery Status”</text:p>
      <text:p text:style-name="P10"/>
      <text:p text:style-name="P10">0xVVVV<text:tab/>Hex Value representing battery voltage</text:p>
      <text:p text:style-name="P10"/>
      <text:p text:style-name="P10">0xIIII<text:tab/>Hex Value representing helicopter current draw</text:p>
      <text:p text:style-name="P10"/>
      <text:p text:style-name="P10">0xTTTT<text:tab/>Hex Value representing battery temperature</text:p>
      <text:p text:style-name="P10"/>
      <text:p text:style-name="P11">On-board Error</text:p>
      <text:p text:style-name="P20">0x74<text:tab/><text:tab/>Report type “Telemetry”</text:p>
      <text:p text:style-name="P19">0x45<text:tab/>Report “Error”</text:p>
      <text:p text:style-name="P19"/>
      <text:p text:style-name="P19">0xEE<text:tab/>Hex value representing on of 128 error codes. (error codes to be determined)</text:p>
      <text:p text:style-name="P19"/>
      <text:p text:style-name="P19"/>
      <text:p text:style-name="P19"/>
      <text:p text:style-name="P11"/>
      <text:p text:style-name="P11"/>
      <text:p text:style-name="P11"/>
      <text:p text:style-name="P11">Preflight Packet (PFP)</text:p>
      <text:p text:style-name="P19">0x74<text:tab/>Report type “telemetry”</text:p>
      <text:p text:style-name="P19">0x50<text:tab/>Report “Preflight Packet”</text:p>
      <text:p text:style-name="P19"/>
      <text:p text:style-name="P10">0xDD<text:tab/>Degrees (0-180) Latitude</text:p>
      <text:p text:style-name="P10">0xMM<text:tab/>Minutes (0-59) Latitude</text:p>
      <text:p text:style-name="P10">0xmmmm<text:tab/>Fractional Minutes (0-9999). In ten-thousandths of minutes.</text:p>
      <text:p text:style-name="P10">0xNS<text:tab/>0x4E = North</text:p>
      <text:p text:style-name="P10"><text:tab/>0x53 = South</text:p>
      <text:p text:style-name="P10"/>
      <text:p text:style-name="P10">0xDD<text:tab/>Degrees (0-180) Longitude</text:p>
      <text:p text:style-name="P10">0xMM<text:tab/>Minutes (0-59) Longitude</text:p>
      <text:p text:style-name="P10">0xmmmm<text:tab/>Fractional Minutes (0-9999). In ten-thousandths of minutes.</text:p>
      <text:p text:style-name="P10">0xEW<text:tab/>0x45 = East</text:p>
      <text:p text:style-name="P19"><text:tab/>0x57 = West</text:p>
      <text:p text:style-name="P19"/>
      <text:p text:style-name="P20">0xAAAA<text:tab/>Altitude reported by GPS</text:p>
      <text:p text:style-name="P20"/>
      <text:p text:style-name="P20">0xSSSS<text:tab/>Altitude reported by Sonar</text:p>
      <text:p text:style-name="P20"/>
      <text:p text:style-name="P20">0xVVVV<text:tab/>Battery Voltage</text:p>
      <text:p text:style-name="P20"/>
      <text:p text:style-name="P20">0xTTTT<text:tab/>Battery Temperature</text:p>
      <text:p text:style-name="P20"/>
      <text:p text:style-name="P20">0xSS<text:tab/><text:tab/>8-bit bit-field representing sensor status (1 = GOOD):</text:p>
      <table:table table:name="Table4" table:style-name="Table4">
        <table:table-column table:style-name="Table4.A" table:number-columns-repeated="7"/>
        <table:table-column table:style-name="Table4.H"/>
        <table:table-row>
          <table:table-cell table:style-name="Table4.A1" office:value-type="string">
            <text:p text:style-name="P21">b7</text:p>
          </table:table-cell>
          <table:table-cell table:style-name="Table4.A1" office:value-type="string">
            <text:p text:style-name="P21">b6</text:p>
          </table:table-cell>
          <table:table-cell table:style-name="Table4.A1" office:value-type="string">
            <text:p text:style-name="P21">b5</text:p>
          </table:table-cell>
          <table:table-cell table:style-name="Table4.A1" office:value-type="string">
            <text:p text:style-name="P21">b4</text:p>
          </table:table-cell>
          <table:table-cell table:style-name="Table4.A1" office:value-type="string">
            <text:p text:style-name="P21">b3</text:p>
          </table:table-cell>
          <table:table-cell table:style-name="Table4.A1" office:value-type="string">
            <text:p text:style-name="P21">b2</text:p>
          </table:table-cell>
          <table:table-cell table:style-name="Table4.A1" office:value-type="string">
            <text:p text:style-name="P21">b1</text:p>
          </table:table-cell>
          <table:table-cell table:style-name="Table4.H1" office:value-type="string">
            <text:p text:style-name="P21">b0</text:p>
          </table:table-cell>
        </table:table-row>
        <table:table-row>
          <table:table-cell table:style-name="Table4.A2" office:value-type="string">
            <text:p text:style-name="Table_20_Contents">3-axis acc</text:p>
          </table:table-cell>
          <table:table-cell table:style-name="Table4.A2" office:value-type="string">
            <text:p text:style-name="Table_20_Contents">2-axis gyro</text:p>
          </table:table-cell>
          <table:table-cell table:style-name="Table4.A2" office:value-type="string">
            <text:p text:style-name="Table_20_Contents">1-axis gyro</text:p>
          </table:table-cell>
          <table:table-cell table:style-name="Table4.A2" office:value-type="string">
            <text:p text:style-name="Table_20_Contents">Compass</text:p>
          </table:table-cell>
          <table:table-cell table:style-name="Table4.A2" office:value-type="string">
            <text:p text:style-name="Table_20_Contents">GPS</text:p>
          </table:table-cell>
          <table:table-cell table:style-name="Table4.A2" office:value-type="string">
            <text:p text:style-name="Table_20_Contents">Temp</text:p>
          </table:table-cell>
          <table:table-cell table:style-name="Table4.A2" office:value-type="string">
            <text:p text:style-name="Table_20_Contents">uC</text:p>
          </table:table-cell>
          <table:table-cell table:style-name="Table4.H2" office:value-type="string">
            <text:p text:style-name="Table_20_Contents"/>
          </table:table-cell>
        </table:table-row>
      </table:table>
      <text:p text:style-name="P20"/>
      <text:p text:style-name="P11">Motor RPM Packet</text:p>
      <text:p text:style-name="P10">0x74<text:tab/>Report type “Telemetry”</text:p>
      <text:p text:style-name="P10">0x52<text:tab/>'R' Report “Motor RPM”</text:p>
      <text:p text:style-name="P10"/>
      <text:p text:style-name="P19">0xRRRR<text:tab/>unsigned value (0x0000 – 0xFFFF) representing motor R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Testing/Tuning Commands</dc:title>
    <meta:initial-creator>Michael Ghazi</meta:initial-creator>
    <meta:creation-date>2007-03-15T15:13:00</meta:creation-date>
    <dc:creator>Michael Ghazi</dc:creator>
    <dc:date>2007-06-02T13:49:38</dc:date>
    <dc:language>en-CA</dc:language>
    <meta:editing-cycles>24</meta:editing-cycles>
    <meta:editing-duration>PT12H58M41S</meta:editing-duration>
    <meta:user-defined meta:name="Info 1"/>
    <meta:user-defined meta:name="Info 2"/>
    <meta:user-defined meta:name="Info 3"/>
    <meta:user-defined meta:name="Info 4"/>
    <meta:document-statistic meta:table-count="4" meta:image-count="0" meta:object-count="0" meta:page-count="9" meta:paragraph-count="229" meta:word-count="1169" meta:character-count="7284"/>
  </office:meta>
</office:document-meta>
</file>